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.addChildElement( Element element , String name , Object tex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.getBuil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FirstChildElement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createQName( Element element , String qualifie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Util.DOM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Util.new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copyAttributes( Element from , Element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asXML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moveContent( Element from , Element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NextSiblingElement( 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asIndentedXML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QName( Element 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parseDocument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releaseBuilder( Document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recursiveGetAttributeValue( Element element , String attribut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